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face style:name="Calibri" svg:font-family="Calibri" style:font-family-generic="roman"/>
    <style:font-face style:name="Times New Roman1" svg:font-family="'Times New Roman'" style:font-family-generic="roman"/>
    <style:font-face style:name="Arial2" svg:font-family="Arial" style:font-family-generic="system"/>
    <style:font-face style:name="Courier New Baltic" svg:font-family="'Courier New Baltic'"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paragraph-properties fo:margin-left="0in" fo:margin-right="0in" fo:text-align="start" style:justify-single-word="false" fo:orphans="0" fo:widows="0" fo:text-indent="0in" style:auto-text-indent="false" style:vertical-align="auto">
        <style:tab-stops>
          <style:tab-stop style:position="3.25in" style:type="center"/>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3"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4"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5"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6" style:family="paragraph" style:parent-style-name="Standard">
      <style:paragraph-properties fo:margin-left="0in" fo:margin-right="0in" fo:text-align="start" style:justify-single-word="false" fo:orphans="0" fo:widows="0" fo:text-indent="0in" style:auto-text-indent="false" style:vertical-align="auto"/>
    </style:style>
    <style:style style:name="P7" style:family="paragraph" style:parent-style-name="Standard">
      <style:paragraph-properties fo:margin-left="0in" fo:margin-right="0in" fo:text-align="start" style:justify-single-word="false" fo:orphans="2" fo:widows="2" fo:text-indent="0in" style:auto-text-indent="false" style:vertical-align="auto"/>
    </style:style>
    <style:style style:name="P8" style:family="paragraph" style:parent-style-name="Standard">
      <style:paragraph-properties fo:margin-left="0in" fo:margin-right="0in" fo:margin-top="0in" fo:margin-bottom="0.139in" fo:line-height="150%" fo:text-align="center" style:justify-single-word="false" fo:orphans="2" fo:widows="2" fo:text-indent="0in" style:auto-text-indent="false" style:vertical-align="auto"/>
    </style:style>
    <style:style style:name="P9"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0"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style>
    <style:style style:name="P11" style:family="paragraph" style:parent-style-name="Standard">
      <style:paragraph-properties fo:margin-left="0.5in" fo:margin-right="0.5in" fo:text-align="center" style:justify-single-word="false" fo:orphans="0" fo:widows="0" fo:text-indent="0in" style:auto-text-indent="false" style:vertical-align="auto">
        <style:tab-stops>
          <style:tab-stop style:position="0.25in"/>
        </style:tab-stops>
      </style:paragraph-properties>
      <style:text-properties style:use-window-font-color="true" style:font-name="Times New Roman1" fo:font-size="11pt" fo:language="en" fo:country="US" style:font-size-asian="11pt" style:language-asian="en" style:country-asian="US" style:font-name-complex="Times New Roman2" style:font-size-complex="11pt" style:language-complex="ar" style:country-complex="SA"/>
    </style:style>
    <style:style style:name="P12" style:family="paragraph" style:parent-style-name="Standard">
      <style:paragraph-properties fo:margin-left="0.5in" fo:margin-right="0in" fo:text-align="start" style:justify-single-word="false" fo:orphans="0" fo:widows="0" fo:text-indent="0in" style:auto-text-indent="false" style:vertical-align="auto">
        <style:tab-stops>
          <style:tab-stop style:position="0.25in"/>
        </style:tab-stops>
      </style:paragraph-properties>
      <style:text-properties fo:color="#ff8080"/>
    </style:style>
    <style:style style:name="P13" style:family="paragraph" style:parent-style-name="Standard">
      <style:paragraph-properties fo:margin-left="0.5in" fo:margin-right="0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4" style:family="paragraph" style:parent-style-name="Standard">
      <style:paragraph-properties fo:margin-left="0.5in" fo:margin-right="0.9898in" fo:text-align="start" style:justify-single-word="false" fo:orphans="0" fo:widows="0" fo:text-indent="0in" style:auto-text-indent="false" style:vertical-align="auto">
        <style:tab-stops>
          <style:tab-stop style:position="0.25in"/>
        </style:tab-stops>
      </style:paragraph-properties>
      <style:text-properties fo:color="#ff8080"/>
    </style:style>
    <style:style style:name="P15" style:family="paragraph" style:parent-style-name="Standard">
      <style:paragraph-properties fo:margin-left="1in" fo:margin-right="0in" fo:text-align="start" style:justify-single-word="false" fo:orphans="2" fo:widows="2" fo:text-indent="0in" style:auto-text-indent="false" style:vertical-align="auto"/>
    </style:style>
    <style:style style:name="P16" style:family="paragraph" style:parent-style-name="Standard">
      <style:paragraph-properties fo:margin-left="0.1874in" fo:margin-right="0in" fo:text-align="start" style:justify-single-word="false" fo:orphans="2" fo:widows="2" fo:text-indent="0in" style:auto-text-indent="false" style:vertical-align="auto"/>
    </style:style>
    <style:style style:name="P17"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18"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9"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20" style:family="paragraph" style:parent-style-name="Standard" style:list-style-name="WWNum1">
      <style:paragraph-properties fo:margin-left="0in" fo:margin-right="0in" fo:text-align="start" style:justify-single-word="false" fo:orphans="2" fo:widows="2" fo:text-indent="0in" style:auto-text-indent="false" style:vertical-align="auto">
        <style:tab-stops/>
      </style:paragraph-properties>
    </style:style>
    <style:style style:name="P21" style:family="paragraph" style:parent-style-name="Standard" style:list-style-name="WWNum1">
      <style:paragraph-properties fo:margin-left="0in" fo:margin-right="0in" fo:text-align="start" style:justify-single-word="false" fo:orphans="2" fo:widows="2" fo:text-indent="0in" style:auto-text-indent="false" style:vertical-align="auto">
        <style:tab-stops/>
      </style:paragraph-properties>
      <style:text-properties fo:color="#000000" style:font-name="Arial1" fo:font-size="12pt" fo:language="en" fo:country="US" style:letter-kerning="true" style:font-name-asian="Arial2" style:font-size-asian="12pt" style:language-asian="en" style:country-asian="US" style:font-name-complex="Courier New Baltic" style:font-size-complex="12pt" style:language-complex="ar" style:country-complex="SA"/>
    </style:style>
    <style:style style:name="P22" style:family="paragraph" style:parent-style-name="Standard">
      <style:paragraph-properties fo:margin-left="0in" fo:margin-right="0in" fo:text-align="start" style:justify-single-word="false" fo:orphans="2" fo:widows="2" fo:text-indent="0in" style:auto-text-indent="false" style:vertical-align="auto"/>
      <style:text-properties fo:color="#000000" style:font-name="Arial1" fo:font-size="12pt" fo:language="en" fo:country="US" style:text-underline-style="solid" style:text-underline-width="auto" style:text-underline-color="font-color" fo:font-weight="bold" style:letter-kerning="true" style:font-name-asian="Arial2" style:font-size-asian="12pt" style:language-asian="en" style:country-asian="US" style:font-weight-asian="bold" style:font-name-complex="Courier New Baltic" style:font-size-complex="12pt" style:language-complex="ar" style:country-complex="SA" style:font-weight-complex="bold"/>
    </style:style>
    <style:style style:name="P23" style:family="paragraph" style:parent-style-name="Standard" style:master-page-name="Standard">
      <style:paragraph-properties fo:margin-left="0in" fo:margin-right="0in" fo:margin-top="0in" fo:margin-bottom="0.139in" fo:line-height="150%" fo:text-align="center" style:justify-single-word="false" fo:orphans="2" fo:widows="2" fo:text-indent="0in" style:auto-text-indent="false" style:page-number="auto" style:vertical-align="auto"/>
      <style:text-properties fo:color="#000000" style:font-name="Arial1" fo:font-size="12pt" fo:language="en" fo:country="US" style:text-underline-style="solid" style:text-underline-width="auto" style:text-underline-color="font-color" fo:font-weight="bold" style:letter-kerning="true" style:font-name-asian="Arial2" style:font-size-asian="12pt" style:language-asian="en" style:country-asian="US" style:font-weight-asian="bold" style:font-name-complex="Courier New Baltic" style:font-size-complex="12pt" style:language-complex="ar" style:country-complex="SA"/>
    </style:style>
    <style:style style:name="P24" style:family="paragraph" style:parent-style-name="Standard" style:list-style-name="WWNum1">
      <style:paragraph-properties fo:margin-left="0.25in" fo:margin-right="0in" fo:text-align="start" style:justify-single-word="false" fo:orphans="0" fo:widows="0" fo:text-indent="-0.25in" style:auto-text-indent="false" style:vertical-align="auto">
        <style:tab-stops>
          <style:tab-stop style:position="0.25in"/>
        </style:tab-stops>
      </style:paragraph-properties>
    </style:style>
    <style:style style:name="P25" style:family="paragraph" style:parent-style-name="Standard" style:list-style-name="WWNum1">
      <style:paragraph-properties fo:margin-left="0.25in" fo:margin-right="0in" fo:text-align="start" style:justify-single-word="false" fo:orphans="0" fo:widows="0" fo:text-indent="-0.25in" style:auto-text-indent="false" style:vertical-align="auto">
        <style:tab-stops>
          <style:tab-stop style:position="0.25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26" style:family="paragraph" style:parent-style-name="Standard">
      <style:paragraph-properties fo:margin-left="0.5in" fo:margin-right="0.9898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27"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28" style:family="paragraph" style:parent-style-name="Standard" style:list-style-name="WWNum1">
      <style:paragraph-properties fo:margin-left="0.75in" fo:margin-right="0in" fo:text-align="start" style:justify-single-word="false" fo:orphans="2" fo:widows="2" fo:text-indent="-0.25in" style:auto-text-indent="false" style:vertical-align="auto">
        <style:tab-stops/>
      </style:paragraph-properties>
    </style:style>
    <style:style style:name="P29" style:family="paragraph" style:parent-style-name="Standard" style:list-style-name="WWNum1">
      <style:paragraph-properties fo:margin-left="0.1874in" fo:margin-right="0in" fo:text-align="start" style:justify-single-word="false" fo:orphans="2" fo:widows="2" fo:text-indent="-0.1874in" style:auto-text-indent="false" style:vertical-align="auto">
        <style:tab-stops/>
      </style:paragraph-properties>
    </style:style>
    <style:style style:name="P30" style:family="paragraph" style:parent-style-name="Standard" style:list-style-name="WWNum1">
      <style:paragraph-properties fo:margin-left="0.5in" fo:margin-right="0in" fo:text-align="start" style:justify-single-word="false" fo:orphans="2" fo:widows="2" fo:text-indent="0in" style:auto-text-indent="false" style:vertical-align="auto">
        <style:tab-stops/>
      </style:paragraph-properties>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style>
    <style:style style:name="T6"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8"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9"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style>
    <style:style style:name="T10"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T11" style:family="text">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2" style:family="text">
      <style:text-properties style:font-name="Times New Roman1" fo:font-size="11pt" fo:language="en" fo:country="US"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3" style:family="text">
      <style:text-properties fo:color="#000000" style:font-name="Arial1" fo:font-size="12pt" fo:language="en" fo:country="US" fo:font-style="italic" style:letter-kerning="true" style:font-name-asian="Arial2" style:font-size-asian="12pt" style:language-asian="en" style:country-asian="US" style:font-style-asian="italic" style:font-name-complex="Courier New Baltic" style:font-size-complex="12pt" style:language-complex="ar" style:country-complex="SA" style:font-style-complex="italic"/>
    </style:style>
    <style:style style:name="T14" style:family="text">
      <style:text-properties fo:color="#000000" style:font-name="Arial1" fo:font-size="12pt" fo:language="en" fo:country="US" fo:font-style="italic" style:text-underline-style="solid" style:text-underline-width="auto" style:text-underline-color="font-color" fo:font-weight="bold" style:letter-kerning="true" style:font-name-asian="Arial2" style:font-size-asian="12pt" style:language-asian="en" style:country-asian="US" style:font-style-asian="italic" style:font-weight-asian="bold" style:font-name-complex="Courier New Baltic" style:font-size-complex="12pt" style:language-complex="ar" style:country-complex="SA" style:font-style-complex="italic" style:font-weight-complex="bold"/>
    </style:style>
    <style:style style:name="T15" style:family="text">
      <style:text-properties fo:color="#000000" style:font-name="Arial1" fo:font-size="12pt" fo:language="en" fo:country="US" fo:font-style="italic" fo:font-weight="bold" style:letter-kerning="true" style:font-name-asian="Arial2" style:font-size-asian="12pt" style:language-asian="en" style:country-asian="US" style:font-style-asian="italic" style:font-weight-asian="bold" style:font-name-complex="Courier New Baltic" style:font-size-complex="12pt" style:language-complex="ar" style:country-complex="SA" style:font-style-complex="italic" style:font-weight-complex="bold"/>
    </style:style>
    <style:style style:name="T16" style:family="text">
      <style:text-properties fo:color="#000000" style:font-name="Arial1" fo:font-size="12pt" fo:language="en" fo:country="US" style:letter-kerning="true" style:font-name-asian="Arial2" style:font-size-asian="12pt" style:language-asian="en" style:country-asian="US" style:font-name-complex="Courier New Baltic" style:font-size-complex="12pt" style:language-complex="ar" style:country-complex="SA"/>
    </style:style>
    <style:style style:name="T17" style:family="text">
      <style:text-properties fo:color="#000000" style:font-name="Arial1" fo:font-size="12pt" fo:language="en" fo:country="US" style:text-underline-style="solid" style:text-underline-width="auto" style:text-underline-color="font-color" fo:font-weight="bold" style:letter-kerning="true" style:font-name-asian="Arial2" style:font-size-asian="12pt" style:language-asian="en" style:country-asian="US" style:font-weight-asian="bold" style:font-name-complex="Courier New Baltic" style:font-size-complex="12pt" style:language-complex="ar" style:country-complex="SA" style:font-weight-complex="bold"/>
    </style:style>
    <style:style style:name="T18" style:family="text">
      <style:text-properties fo:color="#000000" style:font-name="Arial1" fo:font-size="12pt" fo:language="en" fo:country="US" style:text-underline-style="solid" style:text-underline-width="auto" style:text-underline-color="font-color" fo:font-weight="bold" style:letter-kerning="true" style:font-name-asian="Arial2" style:font-size-asian="12pt" style:language-asian="en" style:country-asian="US" style:font-weight-asian="bold" style:font-name-complex="Courier New Baltic" style:font-size-complex="12pt" style:language-complex="ar" style:country-complex="SA" style:font-style-complex="italic" style:font-weight-complex="bold"/>
    </style:style>
    <style:style style:name="T19" style:family="text">
      <style:text-properties fo:color="#000000" style:font-name="Arial1" fo:font-size="12pt" fo:language="en" fo:country="US" fo:font-weight="bold" style:letter-kerning="true" style:font-name-asian="Arial2" style:font-size-asian="12pt" style:language-asian="en" style:country-asian="US" style:font-weight-asian="bold" style:font-name-complex="Courier New Baltic" style:font-size-complex="12pt" style:language-complex="ar" style:country-complex="SA"/>
    </style:style>
    <style:style style:name="T20" style:family="text">
      <style:text-properties fo:color="#000000" style:font-name="Arial1" fo:font-size="12pt" fo:language="en" fo:country="US" fo:font-weight="bold" style:letter-kerning="true" style:font-name-asian="Arial2" style:font-size-asian="12pt" style:language-asian="en" style:country-asian="US" style:font-weight-asian="bold" style:font-name-complex="Courier New Baltic" style:font-size-complex="12pt" style:language-complex="ar" style:country-complex="SA" style:font-weight-complex="bold"/>
    </style:style>
    <style:style style:name="T21" style:family="text">
      <style:text-properties fo:color="#000000" style:font-name="Calibri" fo:font-size="12pt" fo:language="en" fo:country="US" style:letter-kerning="true" style:font-name-asian="Arial2" style:font-size-asian="12pt" style:language-asian="en" style:country-asian="US" style:font-name-complex="Courier New Baltic" style:font-size-complex="12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AJOR CONCEPTS: UNIT 1 EXAM</text:p>
      <text:p text:style-name="P1"><text:span text:style-name="T4">Chapter 1- History of Psychology </text:span><text:span text:style-name="T2">(If it’s in </text:span><text:span text:style-name="T4">BOLD TYPE</text:span><text:span text:style-name="T2">, then KNOW IT)</text:span></text:p>
      <text:p text:style-name="P1"><text:span text:style-name="T2">If it’s in </text:span><text:span text:style-name="T6">ITALICS, </text:span><text:span text:style-name="T2">then will only be covered in lecture (not in textbook)</text:span></text:p>
      <text:p text:style-name="P2"><text:tab/></text:p>
      <text:p text:style-name="P5">Chapter 1</text:p>
      <text:list xml:id="list4822808951" text:style-name="WWNum1">
        <text:list-item>
          <text:p text:style-name="P24"><text:span text:style-name="T1">Describe the </text:span><text:span text:style-name="T5">central themes</text:span><text:span text:style-name="T1"> of this course as discussed in lecture. Be prepared to apply to examples. </text:span></text:p>
        </text:list-item>
      </text:list>
      <text:p text:style-name="P3"/>
      <text:p text:style-name="P9">experience is subjective: no two people have the same experience</text:p>
      <text:p text:style-name="P9"><text:tab/>&gt;&gt;everyone in class has different perception of a certain lecture</text:p>
      <text:p text:style-name="P9"/>
      <text:p text:style-name="P9">psychology is a science: avoid bias!</text:p>
      <text:p text:style-name="P9"/>
      <text:p text:style-name="P9">multiple competing theories</text:p>
      <text:p text:style-name="P9"/>
      <text:p text:style-name="P9">no one theory explains it all; actions have multiple causes: nature and nurture!</text:p>
      <text:p text:style-name="P9"/>
      <text:p text:style-name="P9">nature and nurture interact</text:p>
      <text:p text:style-name="P9"><text:tab/>&gt;&gt;biological (genetic) and social causes (stress) for depression</text:p>
      <text:p text:style-name="P9"/>
      <text:p text:style-name="P9">psychology is evolutionary</text:p>
      <text:p text:style-name="P9"><text:tab/>&gt;&gt;psychology changes!! </text:p>
      <text:p text:style-name="P9"/>
      <text:p text:style-name="P9">psychology evolves in socio-historical context</text:p>
      <text:p text:style-name="P9"><text:tab/>&gt;&gt;racism and that weird head-lumpy guy</text:p>
      <text:p text:style-name="P3"/>
      <text:list xml:id="list2078659215" text:continue-numbering="true" text:style-name="WWNum1">
        <text:list-item>
          <text:p text:style-name="P24"><text:span text:style-name="T1">Define </text:span><text:span text:style-name="T3">psychology</text:span><text:span text:style-name="T1">. How does this term relate to the concepts of </text:span><text:span text:style-name="T7">science</text:span><text:span text:style-name="T3">, mind, </text:span><text:span text:style-name="T1">and </text:span><text:span text:style-name="T3">behavior</text:span><text:span text:style-name="T1">? </text:span></text:p>
        </text:list-item>
      </text:list>
      <text:p text:style-name="P3"/>
      <text:p text:style-name="P10"><text:span text:style-name="T10">psychology</text:span><text:span text:style-name="T1">: science of mind and behavior</text:span></text:p>
      <text:p text:style-name="P3"/>
      <text:list xml:id="list1508480958" text:continue-numbering="true" text:style-name="WWNum1">
        <text:list-item>
          <text:p text:style-name="P24"><text:span text:style-name="T1">Describe </text:span><text:span text:style-name="T3">Plato’s</text:span><text:span text:style-name="T1"> view of </text:span><text:span text:style-name="T7">nativism</text:span><text:span text:style-name="T1"> as it relates to psychology. Describe </text:span><text:span text:style-name="T3">Aristotle’s</text:span><text:span text:style-name="T1"> view of </text:span><text:span text:style-name="T7">philosophical empiricism</text:span><text:span text:style-name="T1"> as it relates to psychology. How do these views relate to the </text:span><text:span text:style-name="T7">nature v. nurture debate</text:span><text:span text:style-name="T3"> </text:span><text:span text:style-name="T1">as discussed in lecture? </text:span></text:p>
        </text:list-item>
      </text:list>
      <text:p text:style-name="P9"/>
      <text:p text:style-name="P10"><text:span text:style-name="T10">nativism</text:span><text:span text:style-name="T11">: innate knowledge (people born knowing how to do things. genetics (nature)</text:span></text:p>
      <text:p text:style-name="P9"/>
      <text:p text:style-name="P10"><text:span text:style-name="T10">philosophical empiricism</text:span><text:span text:style-name="T11">: evidence (people are a blank slate, only born with capacity to learn things). people learn through growing up (nurture)</text:span></text:p>
      <text:p text:style-name="P3"/>
      <text:list xml:id="list1668591908" text:continue-numbering="true" text:style-name="WWNum1">
        <text:list-item>
          <text:p text:style-name="P24"><text:span text:style-name="T1">Compare and contrast the </text:span><text:span text:style-name="T3">supernatural approach</text:span><text:span text:style-name="T1">, the </text:span><text:span text:style-name="T3">medical model</text:span><text:span text:style-name="T1">, and the </text:span><text:span text:style-name="T3">psychological model</text:span><text:span text:style-name="T1"> of mental illness as addressed in the text and lecture. Describe the practices of </text:span><text:span text:style-name="T7">exorcism </text:span><text:span text:style-name="T1">and </text:span><text:span text:style-name="T3">trepanation </text:span><text:span text:style-name="T1">as treatments for mental illness. What approach or approaches do each of these practices relate to?</text:span></text:p>
        </text:list-item>
      </text:list>
      <text:p text:style-name="P3"/>
      <text:p text:style-name="P12"><text:span text:style-name="T10">supernatural approach</text:span><text:span text:style-name="T1">: all diseases caused by spooky demons</text:span></text:p>
      <text:p text:style-name="P12"><text:span text:style-name="T1"><text:tab/></text:span><text:span text:style-name="T10">trepanation</text:span><text:span text:style-name="T1">: drilling a hole in mentally ill person's head to let the devils out</text:span></text:p>
      <text:p text:style-name="P12"><text:span text:style-name="T1"><text:tab/></text:span><text:span text:style-name="T10">exorcism</text:span><text:span text:style-name="T1">:shove demons out of a person</text:span></text:p>
      <text:p text:style-name="P13"/>
      <text:p text:style-name="P12"><text:span text:style-name="T10">medical</text:span><text:span text:style-name="T1"> </text:span><text:span text:style-name="T10">model</text:span><text:span text:style-name="T1">: all diseases caused by body malfunctioning</text:span></text:p>
      <text:p text:style-name="P13"/>
      <text:p text:style-name="P12"><text:span text:style-name="T10">psychological</text:span><text:span text:style-name="T1"> </text:span><text:span text:style-name="T10">model</text:span><text:span text:style-name="T1">: psychological events cause mental illness (stress, grief, etc)</text:span></text:p>
      <text:p text:style-name="P3"/>
      <text:list xml:id="list1705426157" text:continue-numbering="true" text:style-name="WWNum1">
        <text:list-item>
          <text:p text:style-name="P24"><text:span text:style-name="T1">Compare and contrast </text:span><text:span text:style-name="T7">dualism</text:span><text:span text:style-name="T3"> </text:span><text:span text:style-name="T1">and </text:span><text:span text:style-name="T7">monism</text:span><text:span text:style-name="T3"> </text:span><text:span text:style-name="T1">as they relate to the philosophical roots of psychology. </text:span></text:p>
        </text:list-item>
      </text:list>
      <text:p text:style-name="P3"/>
      <text:p text:style-name="P14"><text:span text:style-name="T10">dualism</text:span><text:span text:style-name="T1">: mind and body separate (Descartes)</text:span></text:p>
      <text:p text:style-name="P26"/>
      <text:p text:style-name="P14"><text:span text:style-name="T10">monism</text:span><text:span text:style-name="T1">: mind and body are one (current psychology belief)</text:span></text:p>
      <text:p text:style-name="P3"/>
      <text:list xml:id="list1318792248" text:continue-numbering="true" text:style-name="WWNum1">
        <text:list-item>
          <text:p text:style-name="P24"><text:span text:style-name="T1">Define and describe </text:span><text:span text:style-name="T7">Gall’s</text:span><text:span text:style-name="T1"> theory of </text:span><text:span text:style-name="T7">phrenology</text:span><text:span text:style-name="T3"> </text:span><text:span text:style-name="T1">as discussed in lecture.</text:span></text:p>
        </text:list-item>
      </text:list>
      <text:p text:style-name="P3"><text:soft-page-break/></text:p>
      <text:p text:style-name="P14"><text:span text:style-name="T10">phrenology</text:span><text:span text:style-name="T1">: study shape/size of head to determine characteristics of the mind and mental abilities. Used this to say that black people are dumber than whites &gt;_&gt;</text:span></text:p>
      <text:p text:style-name="P3"/>
      <text:list xml:id="list2009089012" text:continue-numbering="true" text:style-name="WWNum1">
        <text:list-item>
          <text:p text:style-name="P24"><text:span text:style-name="T1">Describe </text:span><text:span text:style-name="T7">Flouren’s</text:span><text:span text:style-name="T3"> </text:span><text:span text:style-name="T1">and </text:span><text:span text:style-name="T7">Broca’s</text:span><text:span text:style-name="T3"> </text:span><text:span text:style-name="T1">contributions (via physical science) to the history of psychology as discussed in lecture.</text:span></text:p>
        </text:list-item>
      </text:list>
      <text:p text:style-name="P3"/>
      <text:p text:style-name="P9">Flourens did sterile brain surgery and observation (cut rats' brains out then watched them for behavioral differences) – added precision</text:p>
      <text:p text:style-name="P9"/>
      <text:p text:style-name="P9">Broca watched stroke patients; found that a specific part of their brains was damaged. proved localization of brain function</text:p>
      <text:p text:style-name="P9"/>
      <text:list xml:id="list1915044994" text:continue-numbering="true" text:style-name="WWNum1">
        <text:list-item>
          <text:p text:style-name="P24"><text:span text:style-name="T1">Consider the contribution of </text:span><text:span text:style-name="T3">Hermann von Helmholtz</text:span><text:span text:style-name="T1">’ experiments on the speed of nerve signaling to the scientific study of the human nervous system as addressed in the textbook. </text:span></text:p>
        </text:list-item>
      </text:list>
      <text:p text:style-name="P3"/>
      <text:p text:style-name="P9">Helmholtz measured speed of nervous signals at 24 to 36 m/s. Previously, everyone thought they were too fast to measure.</text:p>
      <text:p text:style-name="P3"/>
      <text:list xml:id="list168667900" text:continue-numbering="true" text:style-name="WWNum1">
        <text:list-item>
          <text:p text:style-name="P24"><text:span text:style-name="T1">Define </text:span><text:span text:style-name="T4">Wilhelm Wundt’s </text:span><text:span text:style-name="T2">concepts of </text:span><text:span text:style-name="T4">structuralism </text:span><text:span text:style-name="T1">and </text:span><text:span text:style-name="T4">introspection</text:span><text:span text:style-name="T1"> and describe Wundt’s contribution to scientific psychology. </text:span></text:p>
        </text:list-item>
      </text:list>
      <text:p text:style-name="P3"/>
      <text:p text:style-name="P10"><text:span text:style-name="T10">structuralism</text:span><text:span text:style-name="T1">: break mind into its smallest elements</text:span></text:p>
      <text:p text:style-name="P9"/>
      <text:p text:style-name="P10"><text:span text:style-name="T10">introspection</text:span><text:span text:style-name="T1">: personal observation of mental events</text:span></text:p>
      <text:p text:style-name="P9"><text:tab/>&gt;&gt;CONS: not objectively verifiable, access limited to conscious mind</text:p>
      <text:p text:style-name="P9"/>
      <text:p text:style-name="P10"><text:span text:style-name="T1">Wundt was founder of psychology (</text:span><text:span text:style-name="T4">1879</text:span><text:span text:style-name="T1">). First to set up lab for psychological experiments at Univ of Leipzig</text:span></text:p>
      <text:p text:style-name="P3"/>
      <text:list xml:id="list758306445" text:continue-numbering="true" text:style-name="WWNum1">
        <text:list-item>
          <text:p text:style-name="P24"><text:span text:style-name="T1">Define and describe </text:span><text:span text:style-name="T3">Gestalt psychology. </text:span><text:span text:style-name="T1">Consider examples of perception from this perspective. </text:span></text:p>
        </text:list-item>
      </text:list>
      <text:p text:style-name="P3"/>
      <text:p text:style-name="P10"><text:span text:style-name="T10">Gestalt psychology</text:span><text:span text:style-name="T1">: don't break things down like structuralism did. whole &gt; sum of parts (ex. tihs is aamginz! I cna raed tihs!)</text:span></text:p>
      <text:p text:style-name="P3"/>
      <text:list xml:id="list217339953" text:continue-numbering="true" text:style-name="WWNum1">
        <text:list-item>
          <text:p text:style-name="P24"><text:span text:style-name="T1">Define </text:span><text:span text:style-name="T3">William James’ </text:span><text:span text:style-name="T1">concept of </text:span><text:span text:style-name="T4">functionalism</text:span><text:span text:style-name="T1">. Describe how Darwin’s concept of natural selection</text:span><text:span text:style-name="T3"> </text:span><text:span text:style-name="T1">and his famous book </text:span><text:span text:style-name="T3">The Origin of Species </text:span><text:span text:style-name="T1">relates to James’ concept. Consider the influence of James’ text, </text:span><text:span text:style-name="T3">The Principles of Psychology. </text:span></text:p>
        </text:list-item>
      </text:list>
      <text:p text:style-name="P19"/>
      <text:p text:style-name="P10"><text:span text:style-name="T9">functionalism</text:span><text:span text:style-name="T3">: </text:span><text:span text:style-name="T12">study how people's minds help them function in their environment. if it's not good at helping them function, then they'll die and the weird trait will eventually die with them (natural selection!)</text:span></text:p>
      <text:p text:style-name="P19"/>
      <text:list xml:id="list1108790616" text:continue-numbering="true" text:style-name="WWNum1">
        <text:list-item>
          <text:p text:style-name="P24"><text:span text:style-name="T1">Describe </text:span><text:span text:style-name="T4">Sigmund Freud</text:span><text:span text:style-name="T1"> and his </text:span><text:span text:style-name="T4">Psychodynamic Theory. </text:span><text:span text:style-name="T1">What are the basic premises of his theory? What is the </text:span><text:span text:style-name="T8">unconscious</text:span><text:span text:style-name="T1">? How/why do sexual and aggressive urges and early childhood experiences relate to the theory? Describe some of the criticisms and lasting contributions of this theory as discussed in lecture. </text:span></text:p>
        </text:list-item>
      </text:list>
      <text:p text:style-name="P3"/>
      <text:p text:style-name="P10"><text:span text:style-name="T10">psychodynamic theory</text:span><text:span text:style-name="T1">: mind is two parts: conscious (10%) and unconscious (90%)</text:span></text:p>
      <text:p text:style-name="P10"><text:span text:style-name="T1"><text:tab/></text:span><text:span text:style-name="T10">unconscious</text:span><text:span text:style-name="T1">: part of mind that we don't control. early events leave lasting impressions</text:span></text:p>
      <text:p text:style-name="P9"/>
      <text:p text:style-name="P9">Freud gave us the “angel/devil on shoulder” trope</text:p>
      <text:p text:style-name="P3"/>
      <text:list xml:id="list735017076" text:continue-numbering="true" text:style-name="WWNum1">
        <text:list-item>
          <text:p text:style-name="P24"><text:span text:style-name="T1">Describe </text:span><text:span text:style-name="T2">the theory of</text:span><text:span text:style-name="T1"> </text:span><text:span text:style-name="T4">Behaviorism</text:span><text:span text:style-name="T1">. What are the basic premises of this theory? How did it define psychology and behavior? What did </text:span><text:span text:style-name="T3">John Watson</text:span><text:span text:style-name="T1"> propose as the basic goals of scientific psychology? How did his approach change the field of psychology? <text:s/></text:span></text:p>
        </text:list-item>
      </text:list>
      <text:p text:style-name="P3"/>
      <text:p text:style-name="P10"><text:soft-page-break/><text:span text:style-name="T10">behaviorism</text:span><text:span text:style-name="T1">: observe behavior to learn about the mind. stimulus-response psychology, positive/negative reinforcement</text:span></text:p>
      <text:p text:style-name="P9"/>
      <text:p text:style-name="P10"><text:span text:style-name="T10">goals of psychology</text:span><text:span text:style-name="T1">: predict and control behavior! according to John Watson</text:span></text:p>
      <text:p text:style-name="P3"/>
      <text:list xml:id="list1697232997" text:continue-numbering="true" text:style-name="WWNum1">
        <text:list-item>
          <text:p text:style-name="P24"><text:span text:style-name="T1">What is </text:span><text:span text:style-name="T8">S-R psychology</text:span><text:span text:style-name="T1">? Describe </text:span><text:span text:style-name="T7">stimulus</text:span><text:span text:style-name="T1"> and </text:span><text:span text:style-name="T7">response</text:span><text:span text:style-name="T1"> as they relate to behaviorism. How does animal research relate to behaviorism? </text:span></text:p>
        </text:list-item>
      </text:list>
      <text:p text:style-name="P3"/>
      <text:p text:style-name="P10"><text:span text:style-name="T10">S-R psychology</text:span><text:span text:style-name="T1">: give animal a stimulus, see how it responds. </text:span></text:p>
      <text:p text:style-name="P9"/>
      <text:p text:style-name="P10"><text:span text:style-name="T10">stimulus</text:span><text:span text:style-name="T1">: detectable sensory input from environment</text:span></text:p>
      <text:p text:style-name="P9"/>
      <text:p text:style-name="P10"><text:span text:style-name="T10">response</text:span><text:span text:style-name="T1">: physiological change or action caused by stimulus</text:span></text:p>
      <text:p text:style-name="P3"/>
      <text:list xml:id="list200840350" text:continue-numbering="true" text:style-name="WWNum1">
        <text:list-item>
          <text:p text:style-name="P24"><text:span text:style-name="T1">Describe how </text:span><text:span text:style-name="T4">B.F. Skinner</text:span><text:span text:style-name="T1"> contributed to behaviorism. Define </text:span><text:span text:style-name="T7">reinforcement</text:span><text:span text:style-name="T3"> </text:span><text:span text:style-name="T1">as discussed in lecture. <text:s/></text:span></text:p>
        </text:list-item>
      </text:list>
      <text:p text:style-name="P3"/>
      <text:p text:style-name="P9">Skinner gave us positive/negative reinforcement</text:p>
      <text:p text:style-name="P9"/>
      <text:p text:style-name="P10"><text:span text:style-name="T10">reinforcement</text:span><text:span text:style-name="T1">: reward or punish an animal for its action; they learn to do/not do that action</text:span></text:p>
      <text:p text:style-name="P4"/>
      <text:p text:style-name="P11">DETAILED SUPPLEMENTAL NOTES</text:p>
      <text:p text:style-name="P3"/>
      <text:list xml:id="list444914125" text:continue-numbering="true" text:style-name="WWNum1">
        <text:list-item>
          <text:p text:style-name="P25">What limitation do psychodynamic theory and behaviorism share in common as discussed in lecture?</text:p>
        </text:list-item>
      </text:list>
      <text:p text:style-name="P3"/>
      <text:p text:style-name="P9">Humans have little control over their lives.</text:p>
      <text:p text:style-name="P9"/>
      <text:p text:style-name="P9">Freud: people are controlled by unconscious</text:p>
      <text:p text:style-name="P9">Watson: people are controlled by environment</text:p>
      <text:p text:style-name="P4"/>
      <text:list xml:id="list496709550" text:continue-numbering="true" text:style-name="WWNum1">
        <text:list-item>
          <text:p text:style-name="P24"><text:span text:style-name="T1">Describe the theory of </text:span><text:span text:style-name="T3">Humanistic psychology</text:span><text:span text:style-name="T1">. What are the basic premises of this theory? Describe the contributions of </text:span><text:span text:style-name="T3">Carl Rogers </text:span><text:span text:style-name="T1">and </text:span><text:span text:style-name="T3">Abraham Maslow</text:span><text:span text:style-name="T1">. </text:span></text:p>
        </text:list-item>
      </text:list>
      <text:p text:style-name="P3"/>
      <text:p text:style-name="P10"><text:span text:style-name="T10">humanistic psychology</text:span><text:span text:style-name="T1">: humans have free will! not controlled by unconscious or environment (behaviorism and psychodynamics &gt;_&gt;) client-centered therapy! self-actualization~</text:span></text:p>
      <text:p text:style-name="P9"/>
      <text:p text:style-name="P9">Rogers and Maslow founded ^^. </text:p>
      <text:p text:style-name="P3"/>
      <text:list xml:id="list711223304" text:continue-numbering="true" text:style-name="WWNum1">
        <text:list-item>
          <text:p text:style-name="P24"><text:span text:style-name="T1">Describe the sociohistorical evolution of </text:span><text:span text:style-name="T3">clinical psychology</text:span><text:span text:style-name="T1"> as discussed in lecture. What major historical event had the most profound influence on psychology of any event in the history of the science? <text:s/></text:span></text:p>
        </text:list-item>
        <text:list-item>
          <text:p text:style-name="P24"><text:span text:style-name="T1">Describe how the advent of computers and information processing systems related to the development of </text:span><text:span text:style-name="T3">cognitive psychology </text:span><text:span text:style-name="T1">as discussed in lecture</text:span><text:span text:style-name="T3">, </text:span><text:span text:style-name="T1">and define this approach. How does the human mind function like a computer? Compare the mind and the brain to the software and hardware of a computer system. How did cognitive psychology refute the claims of behaviorists regarding the scientific approach to mental processes in psychology? <text:s/></text:span></text:p>
        </text:list-item>
        <text:list-item>
          <text:p text:style-name="P24"><text:span text:style-name="T1">Define </text:span><text:span text:style-name="T3">cognitive neuroscience</text:span><text:span text:style-name="T1">. What is the primary difference between cognitive psychology and cognitive neuroscience? </text:span></text:p>
        </text:list-item>
        <text:list-item>
          <text:p text:style-name="P24"><text:span text:style-name="T1">Describe </text:span><text:span text:style-name="T3">Evolutionary psychology</text:span><text:span text:style-name="T1"> as discussed in lecture</text:span><text:span text:style-name="T3">. </text:span><text:span text:style-name="T1">What are the basic premises of this theory? How does it relate to Darwin’s natural selection (see also concept #11 above)? How is this theory tested? Define </text:span><text:span text:style-name="T7">cultural universality</text:span><text:span text:style-name="T3"> </text:span><text:span text:style-name="T1">as it relates to this theory. </text:span></text:p>
        </text:list-item>
        <text:list-item>
          <text:p text:style-name="P24"><text:span text:style-name="T1">Describe the perspectives of </text:span><text:span text:style-name="T3">Biological psychology (behavioral neuroscience), Social psychology, Developmental psychology, </text:span><text:span text:style-name="T1">and </text:span><text:span text:style-name="T3">Personality psychology (individual differences).</text:span></text:p>
        </text:list-item>
        <text:list-item>
          <text:p text:style-name="P24"><text:span text:style-name="T1">Define </text:span><text:span text:style-name="T3">culture </text:span><text:span text:style-name="T1">and </text:span><text:span text:style-name="T7">Cultural psychology </text:span><text:span text:style-name="T1">as discussed in lecture</text:span><text:span text:style-name="T3">. </text:span><text:span text:style-name="T1">Describe how the concepts of </text:span><text:span text:style-name="T7">absolutism</text:span><text:span text:style-name="T3"> </text:span><text:span text:style-name="T1">and </text:span><text:span text:style-name="T7">relativism</text:span><text:span text:style-name="T1"> relate to the field of cultural psychology.</text:span></text:p>
        </text:list-item>
        <text:list-item>
          <text:p text:style-name="P24"><text:span text:style-name="T1">Describe the difference between a </text:span><text:span text:style-name="T4">clinical psychologist</text:span><text:span text:style-name="T2"> and a </text:span><text:span text:style-name="T4">psychiatrist</text:span><text:span text:style-name="T8"> </text:span><text:span text:style-name="T2">as reviewed in lecture and the text.</text:span></text:p>
        </text:list-item>
        <text:list-item>
          <text:p text:style-name="P24"><text:span text:style-name="T2">Describe the difference between an </text:span><text:span text:style-name="T8">academic psychologist</text:span><text:span text:style-name="T4"> </text:span><text:span text:style-name="T2">and an </text:span><text:span text:style-name="T8">applied psychologist</text:span><text:span text:style-name="T4"> </text:span><text:span text:style-name="T2">as discussed in lecture. Consider examples of each. </text:span></text:p>
        </text:list-item>
      </text:list>
      <text:p text:style-name="P6"><text:soft-page-break/></text:p>
      <text:p text:style-name="P23">Chapter 1- History of Psychology Major Concepts #16-25</text:p>
      <text:list xml:id="list289662826" text:continue-numbering="true" text:style-name="WWNum1">
        <text:list-item>
          <text:p text:style-name="P21">As different as psychodynamic theory and behaviorism may appear to be, they two theories shared one principle in common- that human beings have little control over their lives or their destinies (controlled by the unconscious according to Freud and by the environment according to the behaviorists)</text:p>
        </text:list-item>
      </text:list>
      <text:p text:style-name="P7"/>
      <text:list xml:id="list1757751714" text:continue-numbering="true" text:style-name="WWNum1">
        <text:list-item>
          <text:p text:style-name="P20"><text:span text:style-name="T17">Humanistic Psychology</text:span><text:span text:style-name="T16"> emerged in the late 1950s and early 1960s as a reaction against both Freud’s psychodynamic theory and behaviorism. Unlike the behaviorists, the humanists felt that internal experience was extremely important for understanding behavior. Unlike Freud, however, the humanists proposed that human nature is inherently good, and that all people want to improve themselves if they can. It is the school of psychology that assumes people have positive values, free will, and deep inner creativity—the combination of which leads them to choose life-fulfilling paths to personal growth.</text:span></text:p>
        </text:list-item>
      </text:list>
      <text:p text:style-name="P7"/>
      <text:list xml:id="list1397641548" text:continue-numbering="true" text:style-name="WWNum1">
        <text:list-item>
          <text:p text:style-name="P21">The humanistic approach focuses on people’s highest aspirations for themselves. It rests on the ideas that the “client” (no longer the “patient” as in psychodynamic approaches) must be respected as equal to the therapist, and that each person has dignity and self-worth - ideas that are still very influential in clinical psychology today</text:p>
        </text:list-item>
      </text:list>
      <text:p text:style-name="P7"/>
      <text:list xml:id="list1433306027" text:continue-numbering="true" text:style-name="WWNum1">
        <text:list-item>
          <text:p text:style-name="P20"><text:span text:style-name="T16">Psychologists such as </text:span><text:span text:style-name="T17">Carl Rogers</text:span><text:span text:style-name="T16"> (therapist) and </text:span><text:span text:style-name="T17">Abraham Maslow</text:span><text:span text:style-name="T16"> (researcher who developed a theory of motivation) developed therapies and theories based on the humanistic approach. Carl Rogers’s </text:span><text:span text:style-name="T13">client-centered therapy</text:span><text:span text:style-name="T16"> incorporated Maslow’s theory that people have an urge to </text:span><text:span text:style-name="T13">self-actualize</text:span><text:span text:style-name="T16">—that is, to develop to their fullest potentials—and that, given the right therapeutic environment, this development will occur in time.</text:span><text:span text:style-name="T13"> </text:span><text:span text:style-name="T16">Many therapies now in use reflect the influence of humanistic psychology</text:span></text:p>
        </text:list-item>
      </text:list>
      <text:p text:style-name="P7"/>
      <text:list xml:id="list1063026511" text:continue-numbering="true" text:style-name="WWNum1">
        <text:list-item>
          <text:p text:style-name="P20"><text:span text:style-name="T16">Time to address a point regarding the evolution of psychology in a sociohistorical context… the influence of World War II on the field as a whole. We’re about to address how technological advances led to the development of a new field in psychology, but many of the modern technologies we have were based on plans and advances made during WWII. Additionally, historical events related to the war also changed the direction of research in psychology (e.g., the atrocities committed by the Nazi party led to the field of social psychology as well as the development of ethical principles guiding treatment of research subjects). Specifically, the historical confluence of WWII and the advent and mass production of antibiotics (penicillin) are the main reasons why we have the field of clinical psychology today. </text:span><text:span text:style-name="T13">Explain these developments. </text:span></text:p>
        </text:list-item>
      </text:list>
      <text:p text:style-name="P7"/>
      <text:p text:style-name="P22">The Cognitive Revolution</text:p>
      <text:list xml:id="list1857444878" text:continue-numbering="true" text:style-name="WWNum1">
        <text:list-item>
          <text:p text:style-name="P21">Behaviorism dominated psychology from the 1930s to the 1950s. Unfortunately, behaviorism ignored some important psychological issues... mental processes that originally spawned psychology. </text:p>
        </text:list-item>
      </text:list>
      <text:p text:style-name="P7"/>
      <text:list xml:id="list444579775" text:continue-numbering="true" text:style-name="WWNum1">
        <text:list-item>
          <text:p text:style-name="P21">Technological advances can shape a science- this is true for psychology. The tension between approaches that focused on unobservable mental processes and behaviorism was resolved by the computer.</text:p>
        </text:list-item>
        <text:list-item>
          <text:p text:style-name="P21">Mental processes were ignored for some time until the advent of the computer in the late 1950’s- ignited a discussion comparing the flow of information in a computer to the flow of information in the mind. Proponents of the cognitive revolution looked to the computer as a model for human mental processes. Interestingly, computers were named after the job title of the women who did most of the computation tasks before the machines were invented. The first computers essentially very large and expensive calculators. </text:p>
        </text:list-item>
      </text:list>
      <text:p text:style-name="P7"/>
      <text:list xml:id="list1602150618" text:continue-numbering="true" text:style-name="WWNum1">
        <text:list-item>
          <text:p text:style-name="P20"><text:soft-page-break/><text:span text:style-name="T16">The cognitive revolution gave birth to </text:span><text:span text:style-name="T17">cognitive psychology</text:span><text:span text:style-name="T16">, which attempts to characterize the nature of human information processing by characterizing the mental events that allow information to be stored and operated on internally. In this view, mental processes are like computer software, whereas the brain is the hardware. Computers showed, once and for all, why it is important that there is a science of the unobservable events that take place in the head, not just a science of directly observable behavior. Modern cognitive psychologists study human information processing, thinking, attention, reasoning, memory, and problem solving (focus on the software of the mind). </text:span></text:p>
        </text:list-item>
      </text:list>
      <text:p text:style-name="P7"/>
      <text:p text:style-name="P7"/>
      <text:list xml:id="list184646279" text:continue-numbering="true" text:style-name="WWNum1">
        <text:list-item>
          <text:p text:style-name="P20"><text:span text:style-name="T16">Cognitive psychology has also been crucial in the development of </text:span><text:span text:style-name="T17">cognitive neuroscience</text:span><text:span text:style-name="T16">, which blends cognitive psychology and neuroscience (the study of the brain) when attempting to specify how the brain gives rise to mental processes that store and process information. Cognitive neuroscientists argue that “the mind is what the brain does” and hope to discover the nature, organization, and operation of mental processes by studying the brain. New brain-scanning technologies have allowed us to observe human brains at work.</text:span></text:p>
        </text:list-item>
      </text:list>
      <text:p text:style-name="P15"/>
      <text:list xml:id="list120267062" text:continue-numbering="true" text:style-name="WWNum1">
        <text:list-item>
          <text:p text:style-name="P21">Modern psychology is not dominated by a single, overarching theory. Instead, psychologists work from a variety of different theoretical perspectives, often reflected in the “areas” within psychology departments. Each perspective addresses somewhat different kinds of research questions, uses different methods, and emphasizes some causes of behavior over others. However, psychological processes can often be understood best by integrating knowledge gained from a variety of perspectives.</text:p>
        </text:list-item>
      </text:list>
      <text:p text:style-name="P7"/>
      <text:list xml:id="list1580005505" text:continue-numbering="true" text:style-name="WWNum1">
        <text:list-item>
          <text:p text:style-name="P20"><text:span text:style-name="T17">Evolutionary Psychology</text:span><text:span text:style-name="T16">- emphasizes the ways in which psychological mechanisms might have evolved to help solve adaptive problems faced by human ancestors. It is the approach in psychology that assumes that certain cognitive strategies and goals are so important that natural selection has built them into our brains. It is the study of how behaviors are shaped by their contributions to survival and reproduction. First made its appearance in the late 1980s. It has a heritage in functionalism and emphasizes on Darwin’s theory of natural selection.</text:span></text:p>
        </text:list-item>
      </text:list>
      <text:p text:style-name="P7"/>
      <text:list xml:id="list1955789183" text:continue-numbering="true" text:style-name="WWNum1">
        <text:list-item>
          <text:p text:style-name="P21">These theorists believe that general cognitive strategies (such as using deception to achieve one’s goals) and certain goals (such as finding attractive mates) are inborn or hard-wired through evolution. </text:p>
        </text:list-item>
        <text:list-item>
          <text:p text:style-name="P21">Evolutionary psychologists frequently look at gender differences in behaviors and study behavioral similarities and differences between cultures and between species closely related to humans to provide a better idea as to why certain behaviors evolved. Give story of evolutionary psychology study in CA in late 80’s (Adaptive purpose: men must produce as many offspring as possible while women must be very selective to have the best offspring with the highest chance for support from the father)</text:p>
        </text:list-item>
        <text:list-item>
          <text:p text:style-name="P21">Evidence for evolutionary psychology comes from two sources…</text:p>
        </text:list-item>
        <text:list-item>
          <text:p text:style-name="P28"><text:span text:style-name="T16">The best evidence for these theories comes from </text:span><text:span text:style-name="T14">cultural universality</text:span><text:span text:style-name="T21">,</text:span><text:span text:style-name="T20"> </text:span><text:span text:style-name="T16">or instances of the same practice occurring in all cultures. If people even in remote areas with very different cultures show the same tendencies, it is likely that the tendencies are not the result of learning but rather shared evolutionary behaviors.</text:span></text:p>
        </text:list-item>
        <text:list-item>
          <text:p text:style-name="P28"><text:span text:style-name="T16">In addition, evolutionary psychologists compare human abilities with those of animals, particularly nonhuman primates. Researchers hope to discover the abilities of human’s common ancestors and, from those data, develop theories about the way those abilities may have been refined over the course of evolution. However, even this evidence does not explain </text:span><text:span text:style-name="T13">why</text:span><text:span text:style-name="T16"> certain characteristics may have developed. This is due to the fact that evolutionary theories are notoriously hard to test because no one knows what human ancestors were like or how they evolved.</text:span></text:p>
        </text:list-item>
      </text:list>
      <text:p text:style-name="P8"/>
      <text:list xml:id="list1972759848" text:continue-numbering="true" text:style-name="WWNum1">
        <text:list-item>
          <text:p text:style-name="P29"><text:soft-page-break/><text:span text:style-name="T20">Biological psychology (behavioral neuroscience) </text:span><text:span text:style-name="T16">emphasizes the physiological mechanisms influencing mind and behavior, including nervous system anatomy and physiology, genetics, and biochemistry (such as hormones). Typical research questions might ask how changes in neural activity are associated with psychological processes. </text:span></text:p>
        </text:list-item>
      </text:list>
      <text:p text:style-name="P16"/>
      <text:list xml:id="list202556220" text:continue-numbering="true" text:style-name="WWNum1">
        <text:list-item>
          <text:p text:style-name="P29"><text:span text:style-name="T20">Social psychology </text:span><text:span text:style-name="T16">emphasizes the ways in which psychological processes are influenced by interactions with other people (how does the social environment affect individual and group behavior). Typical research questions might ask how another person or group can manipulate one’s choices or actions. </text:span></text:p>
        </text:list-item>
      </text:list>
      <text:p text:style-name="P16"/>
      <text:list xml:id="list1855432926" text:continue-numbering="true" text:style-name="WWNum1">
        <text:list-item>
          <text:p text:style-name="P29"><text:span text:style-name="T20">Developmental psychology </text:span><text:span text:style-name="T16">emphasizes the ways that mind and behavior change throughout the lifespan, from the first days after conception through old age and death. Typical research questions might ask when in childhood certain cognitive abilities typically emerge. </text:span></text:p>
        </text:list-item>
      </text:list>
      <text:p text:style-name="P16"/>
      <text:list xml:id="list1302225335" text:continue-numbering="true" text:style-name="WWNum1">
        <text:list-item>
          <text:p text:style-name="P29"><text:span text:style-name="T20">Personality psychology (individual differences) </text:span><text:span text:style-name="T16">asks how psychological processes (ways of thinking, feeling, and behaving) differ from person to person. Typical questions ask whether variability in personality traits can predict behavior. </text:span></text:p>
        </text:list-item>
      </text:list>
      <text:p text:style-name="P7"/>
      <text:list xml:id="list1839616304" text:continue-numbering="true" text:style-name="WWNum1">
        <text:list-item>
          <text:p text:style-name="P20"><text:span text:style-name="T18">Culture</text:span><text:span text:style-name="T17"> </text:span><text:span text:style-name="T16">is defined as the language, beliefs, values, norms, and behaviors that are shared among members of a group and passed from one generation to the next. Often defined by nationality, ethnicity, age, sexual orientation, religion, or occupation. </text:span></text:p>
        </text:list-item>
      </text:list>
      <text:p text:style-name="P7"/>
      <text:list xml:id="list1381843611" text:continue-numbering="true" text:style-name="WWNum1">
        <text:list-item>
          <text:p text:style-name="P20"><text:span text:style-name="T14">Cultural Psychology</text:span><text:span text:style-name="T15"> </text:span><text:span text:style-name="T16">– the study of how cultures reflect and shape the psychological processes of their members. Became noteworthy focus in 1980’s after the realization that most research had been done by white middle/upper class Christian males on white middle/upper class Christian males. Civil rights, women’s rights, gay rights movements kicked this in. <text:s/> </text:span></text:p>
        </text:list-item>
      </text:list>
      <text:p text:style-name="P7"/>
      <text:list xml:id="list442002111" text:continue-numbering="true" text:style-name="WWNum1">
        <text:list-item>
          <text:p text:style-name="P20"><text:span text:style-name="T14">Absolutism</text:span><text:span text:style-name="T16"> holds that culture makes little or no difference for most psychological phenomena, akin to </text:span><text:span text:style-name="T19">cultural universality </text:span><text:span text:style-name="T16">from evolutionary theory. </text:span></text:p>
        </text:list-item>
        <text:list-item>
          <text:p text:style-name="P20"><text:span text:style-name="T14">Relativism</text:span><text:span text:style-name="T16"> holds that psychological phenomena are likely to vary considerably across cultures and should be viewed only in the context of a specific culture.</text:span></text:p>
        </text:list-item>
      </text:list>
      <text:p text:style-name="P7"/>
      <text:list xml:id="list1669689844" text:continue-numbering="true" text:style-name="WWNum1">
        <text:list-item>
          <text:p text:style-name="P21">Psychological disorders are typically influenced by culture, sometimes completely determined by it, and other times completely unaffected by it.</text:p>
        </text:list-item>
        <text:list-item>
          <text:p text:style-name="P21">Cultural psychologists design research to investigate whether a phenomenon is variable or constant across cultures- universal phenomena are likely biological while colloquial phenomena are likely learned/social.</text:p>
        </text:list-item>
      </text:list>
      <text:p text:style-name="P7"/>
      <text:list xml:id="list1117873134" text:continue-numbering="true" text:style-name="WWNum1">
        <text:list-item>
          <text:p text:style-name="P20"><text:span text:style-name="T17">Clinical psychology</text:span><text:span text:style-name="T20"> </text:span><text:span text:style-name="T16">emphasizes implications for well-being when normal psychological processes break down. It seeks to explain, define, and treat abnormal behavior. </text:span><text:span text:style-name="T20">Clinical psychologists</text:span><text:span text:style-name="T16"> are psychologists who provide psychotherapy and are trained to administer and interpret psychological tests. Some clinical psychologists provide psychotherapy (helping clients learn to change so they can cope with troublesome thoughts, feelings, and behaviors) and administer and interpret psychological tests. These psychologists usually work in private offices, clinics, or hospitals. Others teach or perform research within university psychology departments. </text:span></text:p>
        </text:list-item>
      </text:list>
      <text:p text:style-name="P7"/>
      <text:list xml:id="list579138187" text:continue-numbering="true" text:style-name="WWNum1">
        <text:list-item>
          <text:p text:style-name="P20"><text:span text:style-name="T20">Counseling psychologists</text:span><text:span text:style-name="T16"> help people deal with issues most people face (e.g., choosing a career, divorce, bereavement, etc.). These psychologists often provide career counseling and vocational testing to help people decide which occupations best suit their interests and abilities. Sometimes they provide psychotherapy, but they may have a more limited knowledge of therapeutic techniques than do clinical psychologists. </text:span></text:p>
        </text:list-item>
      </text:list>
      <text:p text:style-name="P7"/>
      <text:list xml:id="list248980917" text:continue-numbering="true" text:style-name="WWNum1">
        <text:list-item>
          <text:p text:style-name="P20"><text:soft-page-break/><text:span text:style-name="T14">Psychiatrists</text:span><text:span text:style-name="T20"> </text:span><text:span text:style-name="T16">are medical doctors (with M.D. degrees). As physicians with M.D. degrees, psychiatrists have extensive medical training and can prescribe drugs, whereas psychologists, in general, cannot. Psychiatrists (unlike clinical psychologists) have not been trained to interpret and understand psychological research or psychological testing. Until the late 2000’s, medical school applicants were not even required to take courses in General or Abnormal Psychology</text:span></text:p>
        </text:list-item>
        <text:list-item>
          <text:p text:style-name="P20"><text:span text:style-name="T14">Academic psychologists</text:span><text:span text:style-name="T15"> </text:span><text:span text:style-name="T16">focus on conducting research and teaching, typically within university settings. Academic psychologists have many specialties previously discussed in lecture.</text:span></text:p>
        </text:list-item>
      </text:list>
      <text:p text:style-name="P7"/>
      <text:list xml:id="list1303681363" text:continue-numbering="true" text:style-name="WWNum1">
        <text:list-item>
          <text:p text:style-name="P20"><text:span text:style-name="T14">Applied psychologists</text:span><text:span text:style-name="T16"> study how to improve products and procedures and conduct research to help solve specific practical problems. They use the principles and theories of psychology in practical areas such as education, industry, the justice system, marketing, entertainment, politics, and government. They also use their training and knowledge to improve the lives of individuals via treatment techniques. <text:s/></text:span></text:p>
        </text:list-item>
        <text:list-item>
          <text:p text:style-name="P30"><text:span text:style-name="T13">Forensic/legal psychologists </text:span><text:span text:style-name="T16">engage in trial consultation (such as jury selection), provide services in prison systems, or act as expert witnesses in court (competency, insanity, and civil cases)</text:span></text:p>
        </text:list-item>
        <text:list-item>
          <text:p text:style-name="P30"><text:span text:style-name="T13">Industrial/organizational psychologists</text:span><text:span text:style-name="T16"> focus on using psychology in the workplace (e.g., designing a better work environment for employees).</text:span></text:p>
        </text:list-item>
        <text:list-item>
          <text:p text:style-name="P30"><text:span text:style-name="T13">Sports psychologists</text:span><text:span text:style-name="T16"> work with athletes to help them improve their performances.</text:span></text:p>
        </text:list-item>
        <text:list-item>
          <text:p text:style-name="P30"><text:span text:style-name="T13">Educational</text:span><text:span text:style-name="T20"> </text:span><text:span text:style-name="T16">or </text:span><text:span text:style-name="T13">school psychologists</text:span><text:span text:style-name="T16"> work with educators to improve children’s development</text:span></text:p>
        </text:list-item>
        <text:list-item>
          <text:p text:style-name="P30"><text:span text:style-name="T13">Consulting psychologists </text:span><text:span text:style-name="T16">serve various roles advising professionals in business, entertainment, politics, and government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face style:name="Calibri" svg:font-family="Calibri" style:font-family-generic="roman"/>
    <style:font-face style:name="Times New Roman1" svg:font-family="'Times New Roman'" style:font-family-generic="roman"/>
    <style:font-face style:name="Arial2" svg:font-family="Arial" style:font-family-generic="system"/>
    <style:font-face style:name="Courier New Baltic" svg:font-family="'Courier New Baltic'"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09-21T12:08:04</meta:creation-date>
    <dc:date>2015-09-24T11:38:09</dc:date>
    <meta:editing-cycles>14</meta:editing-cycles>
    <meta:editing-duration>PT31M17S</meta:editing-duration>
    <dc:creator>Tara Moses</dc:creator>
    <meta:generator>LibreOffice/3.5$Linux_x86 LibreOffice_project/350m1$Build-2</meta:generator>
    <meta:document-statistic meta:table-count="0" meta:image-count="0" meta:object-count="0" meta:page-count="8" meta:paragraph-count="116" meta:word-count="3029" meta:character-count="20692" meta:non-whitespace-character-count="17786"/>
    <meta:user-defined meta:name="Company">Toshiba</meta:user-defined>
    <meta:user-defined meta:name="Operator">Jeremy Holm</meta:user-defined>
  </office:meta>
</office:document-meta>
</file>